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Lucida Sans Unicode1" svg:font-family="'Lucida Sans Unicode'" style:font-pitch="variable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835in"/>
    </style:style>
    <style:style style:name="P2" style:family="paragraph" style:parent-style-name="Heading_20_1" style:master-page-name="Standard">
      <style:paragraph-properties fo:margin-top="0.1665in" fo:margin-bottom="0.0835in" fo:text-align="center" style:justify-single-word="false"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D4EM Development History</text:h>
      <text:h text:style-name="Heading_20_2" text:outline-level="2">Introduction</text:h>
      <text:p text:style-name="Text_20_body">The project which has become D4EM (Data for Environmental Modeling) was conceived at a workshop called "GIS for Environmental Modeling" held in Athens, GA in June 2005. <text:s/>During the workshop various groups presented their goals, objectives, current efforts and planned activities. <text:s/>There was consensus that the EPA groups responsible for BASINS (Office of Water - DC) and 3MRA (Office of Research and Development - Athens, GA) could and should collaborate in the development of tools to automate the processing of data needed to support the respective systems. <text:s/></text:p>
      <text:p text:style-name="Text_20_body">In the five years since the initial workshop, a development effort by EPA staff and contractors at Research Triangle Institute (RTI), Idaho State University (ISU) <text:s/>and Aqua Terra Consultants (ATC) have developed a set of tools that are collectively known as D4EM. <text:s/>Additionally, a series of specific project needs were used to refine and adapt the individual D4EM tools. <text:s/>This document describes the development history of D4EM.</text:p>
      <text:p text:style-name="Text_20_body">&lt;add reference to graphic timeline here&gt;</text:p>
      <text:h text:style-name="Heading_20_2" text:outline-level="2">Initial Development of D4EM</text:h>
      <text:p text:style-name="Text_20_body">D4EM development began in earnest during 2006. <text:s/>EPA Athens staff worked on the data downloading tools (EDDT). <text:s/>ATC worked on the Data Manager component - spatial data management tools to process data into formatted for use by modeling systems. RTI worked on use cases describing the high level tasks required for model setup. <text:s/>ISU worked on a refactoring of the MapWindow open source GIS package to eliminate dependency on legacy Microsoft Windows technology (COM).</text:p>
      <text:p text:style-name="Text_20_body">Each group had clearly defined goals and objectives. <text:s/>Frequent conference calls were utilized to coordinate activities and collaborate. <text:s/>The resulting system - D4EM V1 - contained an interactive use case manager that walked a user though the steps required to do an initial model setup. <text:s/>Under the hood was a robust set of routines designed to be share with others. <text:s/>This effort was completed in late 2008.</text:p>
      <text:h text:style-name="Heading_20_2" text:outline-level="2">BASINS4.0 </text:h>
      <text:p text:style-name="Text_20_body">BASINS 4.0 was released in March, 2007. <text:s/>It was the first version of BASINS that did not require use of any proprietary software as a prerequisite. <text:s/>However, it did use the legacy data download tools from BASINS 3.1. <text:s/>In late 2007, EPA Office of Water tasked Aqua Terra Consultants to make use of the tools in D4EM in BASINS. <text:s/>This effort was completed with BASINS 4.0 Update 2 (dated 2008/08/08).</text:p>
      <text:p text:style-name="Text_20_body">Use of D4EM is transparent in BASINS. <text:s/>Minimal updates to documentation and training materials were required. <text:s/>The BASINS development effort has contributed additional download types to D4EM. <text:s/>These include meteorologic data from NOAA, water quality data from Storet, Tiger data from the Census Bureau and map tiles from open data sources like Open Street Map.</text:p>
      <text:p text:style-name="Text_20_body">Model setup within BASINS is a highly interactive task. <text:s/>Users have the opportunity to specify many model details after interaction with GIS data and legacy model parameter sets. <text:s/>This allows 'power' users the flexibility that they require, but <text:s/>requires a significant learning curve for new users. <text:s/>This has resulted in an ongoing training and support need.</text:p>
      <text:h text:style-name="Heading_20_2" text:outline-level="2"><text:soft-page-break/>BatchSWAT</text:h>
      <text:p text:style-name="Text_20_body">In the spring of 2008, EPA Athens staff needed to setup the SWAT model for 50 small watersheds in North Carolina. <text:s/>An interactive tool (ArcSWAT) was available to support this effort with a significant investment of analyst time to complete all required project specifications interactively. <text:s/>Concurrently, as part of the BASINS development effort, a team at Texas A&amp;M University (TAMU) and ISU were developing BASINS-SWAT. <text:s/>Components from the BASINS-SWAT effort and D4EM were merged to create BatchSWAT. <text:s/>With the specification of a list of HUCs, BatchSWAT downloads data and sets up SWAT input files without any interaction with the user. <text:s text:c="2"/>This approach scales well to large areas and large numbers of projects. <text:s/></text:p>
      <text:p text:style-name="Text_20_body">Modeling projects developed using BatchSWAT can by updated using standard SWAT tools.</text:p>
      <text:h text:style-name="Heading_20_2" text:outline-level="2">SDMProject Builder</text:h>
      <text:p text:style-name="Text_20_body">In early 2010, EPA Athens staff desired a tool that would automate model setup for SWAT and HSPF with a minimum of user interaction. <text:s/>The goal was a simplified user interface that required the user to only specify an area of interest and the model setup required. <text:s/>SDMProject Builder automates the tasks in the D4EM Use Case Manager using components from BASINS and BatchSWAT. <text:s/>The product has a sleek interface wrapped around the extensive and robust D4EM library. <text:s/>It allows new users of D4EM to get a 'taste' of the system with a minimum investment of time. </text:p>
      <text:h text:style-name="Heading_20_2" text:outline-level="2">Current Efforts</text:h>
      <text:p text:style-name="Text_20_body">Currently, collaborative efforts are ongoing to extend and expand D4EM. <text:s/>ATC is working with NASA to make NLDAS precipitation data available through D4EM. <text:s/>The BASINS development effort <text:s/>is supporting addition of more types of USGS data.</text:p>
      <text:h text:style-name="Heading_20_2" text:outline-level="2">Summary and Conclusions</text:h>
      <text:p text:style-name="P1">The D4EM development history has been highlighted by collaboration and adaption. <text:s/>Using sound software engineering practices, the development team implemented a robust system that has been adapted and leveraged as additional requirements have been defin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Lucida Sans Unicode1" svg:font-family="'Lucida Sans Unicode'" style:font-pitch="variable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Lucida Sans Unicode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09T14:34:36</meta:creation-date>
    <dc:date>2010-08-09T16:34:30.46</dc:date>
    <meta:print-date>2010-08-09T16:26:00</meta:print-date>
    <meta:editing-cycles>9</meta:editing-cycles>
    <meta:editing-duration>PT01H51M56S</meta:editing-duration>
    <meta:document-statistic meta:table-count="0" meta:image-count="0" meta:object-count="0" meta:page-count="2" meta:paragraph-count="21" meta:word-count="791" meta:character-count="5008"/>
    <meta:generator>OpenOffice.org/3.2$Win32 OpenOffice.org_project/320m18$Build-9502</meta:generator>
  </office:meta>
</office:document-meta>
</file>